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2.718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4.106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886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856cm"/>
    </style:style>
    <style:style style:name="co39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0" style:family="table-cell" style:parent-style-name="Default">
      <style:table-cell-properties fo:background-color="#ff0000" fo:border="0.002cm solid #000000"/>
    </style:style>
    <style:style style:name="ce22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0000cc"/>
    </style:style>
    <style:style style:name="ce2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33ff" fo:border="0.002cm solid #000000"/>
    </style:style>
    <style:style style:name="ce29" style:family="table-cell" style:parent-style-name="Default">
      <style:table-cell-properties fo:background-color="#0000cc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ff" fo:border="0.002cm solid #000000"/>
    </style:style>
    <style:style style:name="ce33" style:family="table-cell" style:parent-style-name="Default">
      <style:table-cell-properties fo:background-color="#9933ff" fo:wrap-option="wrap" fo:border="0.002cm solid #000000"/>
    </style:style>
    <style:style style:name="ce34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000099" fo:wrap-option="wrap" fo:border="0.002cm solid #000000"/>
    </style:style>
    <style:style style:name="ce38" style:family="table-cell" style:parent-style-name="Default">
      <style:table-cell-properties fo:background-color="#000099"/>
    </style:style>
    <style:style style:name="ce39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0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4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ackground-color="#ff0000" fo:border="0.002cm solid #000000"/>
    </style:style>
    <style:style style:name="ce43" style:family="table-cell" style:parent-style-name="Default" style:data-style-name="N37">
      <style:table-cell-properties fo:background-color="#ffff00" fo:border="0.002cm solid #000000"/>
    </style:style>
    <style:style style:name="ce44" style:family="table-cell" style:parent-style-name="Default" style:data-style-name="N37">
      <style:table-cell-properties fo:background-color="#ff6600" fo:border="0.002cm solid #000000"/>
    </style:style>
    <style:style style:name="ce45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6" style:family="table-cell" style:parent-style-name="Default" style:data-style-name="N37">
      <style:table-cell-properties fo:background-color="#ffff00" fo:border="0.002cm solid #666666"/>
    </style:style>
    <style:style style:name="ce47" style:family="table-cell" style:parent-style-name="Default" style:data-style-name="N37">
      <style:table-cell-properties fo:background-color="#00cc33" fo:border="0.002cm solid #666666"/>
    </style:style>
    <style:style style:name="ce48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 style:data-style-name="N37">
      <style:table-cell-properties fo:background-color="#00cc00" fo:border="0.002cm solid #666666"/>
    </style:style>
    <style:style style:name="ce51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ff00" fo:border="0.002cm solid #000000"/>
    </style:style>
    <style:style style:name="ce53" style:family="table-cell" style:parent-style-name="Default">
      <style:table-cell-properties fo:background-color="#ffff00" fo:border="0.002cm solid #666666"/>
    </style:style>
    <style:style style:name="ce54" style:family="table-cell" style:parent-style-name="Default">
      <style:table-cell-properties fo:background-color="#00cc33" fo:border="0.002cm solid #666666"/>
    </style:style>
    <style:style style:name="ce55" style:family="table-cell" style:parent-style-name="Default">
      <style:table-cell-properties fo:background-color="#00cc00" fo:border="0.002cm solid #666666"/>
    </style:style>
  </office:automatic-styles>
  <office:body>
    <office:spreadsheet>
      <table:table table:name="График" table:style-name="ta1" table:print="false"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2" table:default-cell-style-name="ce7"/>
        <table:table-column table:style-name="co36" table:default-cell-style-name="ce7"/>
        <table:table-column table:style-name="co37" table:default-cell-style-name="ce7"/>
        <table:table-column table:style-name="co8" table:default-cell-style-name="ce7"/>
        <table:table-column table:style-name="co38" table:default-cell-style-name="ce7"/>
        <table:table-column table:style-name="co10" table:number-columns-repeated="2" table:default-cell-style-name="Default"/>
        <table:table-column table:style-name="co39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1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4">
          <table:table-cell table:style-name="ce41" office:value-type="string">
            <text:p>Число</text:p>
          </table:table-cell>
          <table:table-cell table:style-name="ce41" office:value-type="string">
            <text:p>Подъем до 09:30 (1 буд)</text:p>
          </table:table-cell>
          <table:table-cell table:style-name="ce41" office:value-type="string">
            <text:p>Зарядка</text:p>
          </table:table-cell>
          <table:table-cell table:style-name="ce41" office:value-type="string">
            <text:p>Работа</text:p>
          </table:table-cell>
          <table:table-cell table:style-name="ce41" office:value-type="string">
            <text:p>Обучение light</text:p>
          </table:table-cell>
          <table:table-cell table:style-name="ce41" office:value-type="string">
            <text:p>Обучение hard</text:p>
          </table:table-cell>
          <table:table-cell table:style-name="ce41" office:value-type="string">
            <text:p>Спорт</text:p>
          </table:table-cell>
          <table:table-cell table:style-name="ce41" office:value-type="string">
            <text:p>English</text:p>
          </table:table-cell>
          <table:table-cell table:style-name="ce41" office:value-type="string">
            <text:p>Важные дела</text:p>
          </table:table-cell>
          <table:table-cell table:style-name="ce41" office:value-type="string">
            <text:p>Итог</text:p>
          </table:table-cell>
          <table:table-cell table:number-columns-repeated="3"/>
        </table:table-row>
        <table:table-row table:style-name="ro5">
          <table:table-cell table:style-name="ce41" office:value-type="string">
            <text:p>Значения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string">
            <text:p>1 / 30 минут</text:p>
          </table:table-cell>
          <table:table-cell table:style-name="ce41" office:value-type="string">
            <text:p>1 / 1 час</text:p>
          </table:table-cell>
          <table:table-cell table:style-name="ce41" office:value-type="string">
            <text:p>1 / 30 минут</text:p>
          </table:table-cell>
          <table:table-cell table:style-name="ce41" office:value-type="string">
            <text:p>1 / 20 минут</text:p>
          </table:table-cell>
          <table:table-cell table:style-name="ce41" office:value-type="string">
            <text:p>1 / 30 минут</text:p>
          </table:table-cell>
          <table:table-cell table:style-name="ce41" office:value-type="string">
            <text:p>Опционально</text:p>
          </table:table-cell>
          <table:table-cell table:style-name="ce41"/>
          <table:table-cell table:number-columns-repeated="3"/>
        </table:table-row>
        <table:table-row-group>
          <table:table-row table:style-name="ro1">
            <table:table-cell table:style-name="ce42" office:value-type="date" office:date-value="2018-04-02">
              <text:p>02.04.18</text:p>
            </table:table-cell>
            <table:table-cell table:style-name="ce20" office:value-type="float" office:value="0">
              <text:p>0</text:p>
            </table:table-cell>
            <table:table-cell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2" table:style-name="ce20"/>
            <table:table-cell table:style-name="ce20" office:value-type="float" office:value="2">
              <text:p>2</text:p>
            </table:table-cell>
            <table:table-cell table:style-name="ce20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>
            <table:table-cell table:style-name="ce42" office:value-type="date" office:date-value="2018-04-03">
              <text:p>03.04.18</text:p>
            </table:table-cell>
            <table:table-cell table:number-columns-repeated="2"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3" table:style-name="ce20"/>
            <table:table-cell table:style-name="ce20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>
            <table:table-cell table:style-name="ce43" office:value-type="date" office:date-value="2018-04-04">
              <text:p>04.04.18</text:p>
            </table:table-cell>
            <table:table-cell table:number-columns-repeated="2" table:style-name="ce52" office:value-type="float" office:value="1">
              <text:p>1</text:p>
            </table:table-cell>
            <table:table-cell table:style-name="ce52" office:value-type="float" office:value="3">
              <text:p>3</text:p>
            </table:table-cell>
            <table:table-cell table:style-name="ce52"/>
            <table:table-cell table:number-columns-repeated="3" table:style-name="ce52" office:value-type="float" office:value="2">
              <text:p>2</text:p>
            </table:table-cell>
            <table:table-cell table:style-name="ce52"/>
            <table:table-cell table:style-name="ce52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>
            <table:table-cell table:style-name="ce44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>
            <table:table-cell table:style-name="ce43" office:value-type="date" office:date-value="2018-04-06">
              <text:p>06.04.18</text:p>
            </table:table-cell>
            <table:table-cell table:number-columns-repeated="2" table:style-name="ce52" office:value-type="float" office:value="1">
              <text:p>1</text:p>
            </table:table-cell>
            <table:table-cell table:style-name="ce52" office:value-type="float" office:value="3">
              <text:p>3</text:p>
            </table:table-cell>
            <table:table-cell table:style-name="ce52"/>
            <table:table-cell table:style-name="ce52" office:value-type="float" office:value="2">
              <text:p>2</text:p>
            </table:table-cell>
            <table:table-cell table:style-name="ce52"/>
            <table:table-cell table:number-columns-repeated="2" table:style-name="ce52" office:value-type="float" office:value="1">
              <text:p>1</text:p>
            </table:table-cell>
            <table:table-cell table:style-name="ce52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6">
            <table:table-cell table:style-name="ce45" office:value-type="string">
              <text:p>Неделя</text:p>
            </table:table-cell>
            <table:table-cell table:style-name="ce45" table:formula="of:= ([.B10] + [.B11] + [.B12] + [.B13] + [.B14]) / 5" office:value-type="float" office:value="0.8">
              <text:p>0,8</text:p>
            </table:table-cell>
            <table:table-cell table:style-name="ce45" table:formula="of:= ([.C10] + [.C11] + [.C12] + [.C13] + [.C14]) / 5" office:value-type="float" office:value="1">
              <text:p>1</text:p>
            </table:table-cell>
            <table:table-cell table:style-name="ce45" table:formula="of:= ([.D10] + [.D11] + [.D12] + [.D13] + [.D14]) / 5" office:value-type="float" office:value="1.8">
              <text:p>1,8</text:p>
            </table:table-cell>
            <table:table-cell table:style-name="ce45"/>
            <table:table-cell table:style-name="ce45" table:formula="of:= ([.F10] + [.F11] + [.F12] + [.F13] + [.F14]) / 5" office:value-type="float" office:value="2">
              <text:p>2</text:p>
            </table:table-cell>
            <table:table-cell table:style-name="ce45" table:formula="of:= ([.G10] + [.G11] + [.G12] + [.G13] + [.G14]) / 5" office:value-type="float" office:value="0.4">
              <text:p>0,4</text:p>
            </table:table-cell>
            <table:table-cell table:style-name="ce45" table:formula="of:= ([.H10] + [.H11] + [.H12] + [.H13] + [.H14]) / 5" office:value-type="float" office:value="0.6">
              <text:p>0,6</text:p>
            </table:table-cell>
            <table:table-cell table:style-name="ce45" table:formula="of:= ([.I10] + [.I11] + [.I12] + [.I13] + [.I14]) / 5" office:value-type="float" office:value="0.6">
              <text:p>0,6</text:p>
            </table:table-cell>
            <table:table-cell table:style-name="ce45" table:formula="of:= ([.J10] + [.J11] + [.J12] + [.J13] + [.J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46" office:value-type="date" office:date-value="2018-04-09">
                <text:p>09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4">
                <text:p>4</text:p>
              </table:table-cell>
              <table:table-cell table:style-name="ce53"/>
              <table:table-cell table:style-name="ce53" office:value-type="float" office:value="2">
                <text:p>2</text:p>
              </table:table-cell>
              <table:table-cell table:style-name="ce53"/>
              <table:table-cell table:style-name="ce53" office:value-type="float" office:value="1">
                <text:p>1</text:p>
              </table:table-cell>
              <table:table-cell table:style-name="ce53"/>
              <table:table-cell table:style-name="ce53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10">
                <text:p>10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4">
                <text:p>4</text:p>
              </table:table-cell>
              <table:table-cell table:style-name="ce53"/>
              <table:table-cell table:style-name="ce53" office:value-type="float" office:value="2">
                <text:p>2</text:p>
              </table:table-cell>
              <table:table-cell table:style-name="ce53"/>
              <table:table-cell table:style-name="ce53" office:value-type="float" office:value="1">
                <text:p>1</text:p>
              </table:table-cell>
              <table:table-cell table:style-name="ce53"/>
              <table:table-cell table:style-name="ce53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11">
                <text:p>11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6">
                <text:p>6</text:p>
              </table:table-cell>
              <table:table-cell table:style-name="ce54"/>
              <table:table-cell table:style-name="ce54" office:value-type="float" office:value="3">
                <text:p>3</text:p>
              </table:table-cell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12">
                <text:p>12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3">
                <text:p>3</text:p>
              </table:table-cell>
              <table:table-cell table:style-name="ce53"/>
              <table:table-cell table:style-name="ce53" office:value-type="float" office:value="2">
                <text:p>2</text:p>
              </table:table-cell>
              <table:table-cell table:number-columns-repeated="2" table:style-name="ce53"/>
              <table:table-cell table:style-name="ce53" office:value-type="float" office:value="3">
                <text:p>3</text:p>
              </table:table-cell>
              <table:table-cell table:style-name="ce53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13">
                <text:p>13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4">
                <text:p>4</text:p>
              </table:table-cell>
              <table:table-cell table:style-name="ce53"/>
              <table:table-cell table:style-name="ce53" office:value-type="float" office:value="2">
                <text:p>2</text:p>
              </table:table-cell>
              <table:table-cell table:number-columns-repeated="2" table:style-name="ce53"/>
              <table:table-cell table:style-name="ce53" office:value-type="float" office:value="1">
                <text:p>1</text:p>
              </table:table-cell>
              <table:table-cell table:style-name="ce53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9">
            <table:table-cell table:style-name="ce48" office:value-type="string">
              <text:p>Неделя</text:p>
            </table:table-cell>
            <table:table-cell table:style-name="ce48" table:formula="of:== ([.B16] + [.B17] + [.B18] + [.B19] + [.B20]) / 5" office:value-type="float" office:value="1">
              <text:p>1</text:p>
            </table:table-cell>
            <table:table-cell table:style-name="ce48" table:formula="of:== ([.C16] + [.C17] + [.C18] + [.C19] + [.C20]) / 5" office:value-type="float" office:value="1">
              <text:p>1</text:p>
            </table:table-cell>
            <table:table-cell table:style-name="ce48" table:formula="of:== ([.D16] + [.D17] + [.D18] + [.D19] + [.D20]) / 5" office:value-type="float" office:value="4.2">
              <text:p>4,2</text:p>
            </table:table-cell>
            <table:table-cell table:style-name="ce48"/>
            <table:table-cell table:style-name="ce48" table:formula="of:== ([.F16] + [.F17] + [.F18] + [.F19] + [.F20]) / 5" office:value-type="float" office:value="2.2">
              <text:p>2,2</text:p>
            </table:table-cell>
            <table:table-cell table:style-name="ce48" table:formula="of:== ([.G16] + [.G17] + [.G18] + [.G19] + [.G20]) / 5" office:value-type="float" office:value="0.4">
              <text:p>0,4</text:p>
            </table:table-cell>
            <table:table-cell table:style-name="ce48" table:formula="of:== ([.H16] + [.H17] + [.H18] + [.H19] + [.H20]) / 5" office:value-type="float" office:value="0.4">
              <text:p>0,4</text:p>
            </table:table-cell>
            <table:table-cell table:style-name="ce48" table:formula="of:== ([.I16] + [.I17] + [.I18] + [.I19] + [.I20]) / 5" office:value-type="float" office:value="1">
              <text:p>1</text:p>
            </table:table-cell>
            <table:table-cell table:style-name="ce48" table:formula="of:== ([.J16] + [.J17] + [.J18] + [.J19] + [.J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46" office:value-type="date" office:date-value="2018-04-16">
                <text:p>16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3">
                <text:p>3</text:p>
              </table:table-cell>
              <table:table-cell table:style-name="ce53"/>
              <table:table-cell table:style-name="ce53" office:value-type="float" office:value="3">
                <text:p>3</text:p>
              </table:table-cell>
              <table:table-cell table:style-name="ce53"/>
              <table:table-cell table:style-name="ce53" office:value-type="float" office:value="2">
                <text:p>2</text:p>
              </table:table-cell>
              <table:table-cell table:style-name="ce53"/>
              <table:table-cell table:style-name="ce53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17">
                <text:p>17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8">
                <text:p>8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number-columns-repeated="3" table:style-name="ce54"/>
              <table:table-cell table:style-name="ce54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18">
                <text:p>18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8">
                <text:p>8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number-columns-repeated="2" table:style-name="ce54"/>
              <table:table-cell table:style-name="ce54" office:value-type="float" office:value="1">
                <text:p>1</text:p>
              </table:table-cell>
              <table:table-cell table:style-name="ce54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19">
                <text:p>19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6">
                <text:p>6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20">
                <text:p>20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7">
                <text:p>7</text:p>
              </table:table-cell>
              <table:table-cell table:style-name="ce54"/>
              <table:table-cell table:style-name="ce54" office:value-type="float" office:value="3">
                <text:p>3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/>
              <table:table-cell table:style-name="ce54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9">
            <table:table-cell table:style-name="ce49" office:value-type="string">
              <text:p>Неделя</text:p>
            </table:table-cell>
            <table:table-cell table:style-name="ce49" table:formula="of:== ([.B22] + [.B23] + [.B24] + [.B25] + [.B26]) / 5" office:value-type="float" office:value="1">
              <text:p>1</text:p>
            </table:table-cell>
            <table:table-cell table:style-name="ce49" table:formula="of:== ([.C22] + [.C23] + [.C24] + [.C25] + [.C26]) / 5" office:value-type="float" office:value="1">
              <text:p>1</text:p>
            </table:table-cell>
            <table:table-cell table:style-name="ce49" table:formula="of:== ([.D22] + [.D23] + [.D24] + [.D25] + [.D26]) / 5" office:value-type="float" office:value="6.4">
              <text:p>6,4</text:p>
            </table:table-cell>
            <table:table-cell table:style-name="ce49"/>
            <table:table-cell table:style-name="ce49" table:formula="of:== ([.F22] + [.F23] + [.F24] + [.F25] + [.F26]) / 5" office:value-type="float" office:value="2.4">
              <text:p>2,4</text:p>
            </table:table-cell>
            <table:table-cell table:style-name="ce49" table:formula="of:== ([.G22] + [.G23] + [.G24] + [.G25] + [.G26]) / 5" office:value-type="float" office:value="0">
              <text:p>0</text:p>
            </table:table-cell>
            <table:table-cell table:style-name="ce49" table:formula="of:== ([.H22] + [.H23] + [.H24] + [.H25] + [.H26]) / 5" office:value-type="float" office:value="1">
              <text:p>1</text:p>
            </table:table-cell>
            <table:table-cell table:style-name="ce49" table:formula="of:== ([.I22] + [.I23] + [.I24] + [.I25] + [.I26]) / 5" office:value-type="float" office:value="0.2">
              <text:p>0,2</text:p>
            </table:table-cell>
            <table:table-cell table:style-name="ce49" table:formula="of:== ([.J22] + [.J23] + [.J24] + [.J25] + [.J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46" office:value-type="date" office:date-value="2018-04-23">
                <text:p>23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5">
                <text:p>5</text:p>
              </table:table-cell>
              <table:table-cell table:style-name="ce53"/>
              <table:table-cell table:style-name="ce53" office:value-type="float" office:value="2">
                <text:p>2</text:p>
              </table:table-cell>
              <table:table-cell table:style-name="ce53"/>
              <table:table-cell table:style-name="ce53" office:value-type="float" office:value="1">
                <text:p>1</text:p>
              </table:table-cell>
              <table:table-cell table:style-name="ce53"/>
              <table:table-cell table:style-name="ce53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24">
                <text:p>24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7">
                <text:p>7</text:p>
              </table:table-cell>
              <table:table-cell table:style-name="ce53" office:value-type="float" office:value="1">
                <text:p>1</text:p>
              </table:table-cell>
              <table:table-cell table:number-columns-repeated="3" table:style-name="ce53"/>
              <table:table-cell table:style-name="ce53" office:value-type="float" office:value="0.5">
                <text:p>0,5</text:p>
              </table:table-cell>
              <table:table-cell table:style-name="ce53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25">
                <text:p>25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5">
                <text:p>5</text:p>
              </table:table-cell>
              <table:table-cell table:style-name="ce53" office:value-type="float" office:value="1.5">
                <text:p>1,5</text:p>
              </table:table-cell>
              <table:table-cell table:number-columns-repeated="3" table:style-name="ce53"/>
              <table:table-cell table:style-name="ce53" office:value-type="float" office:value="0.5">
                <text:p>0,5</text:p>
              </table:table-cell>
              <table:table-cell table:style-name="ce53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26">
                <text:p>26.04.18</text:p>
              </table:table-cell>
              <table:table-cell table:style-name="ce53"/>
              <table:table-cell table:style-name="ce53" office:value-type="float" office:value="1">
                <text:p>1</text:p>
              </table:table-cell>
              <table:table-cell table:style-name="ce53" office:value-type="float" office:value="7">
                <text:p>7</text:p>
              </table:table-cell>
              <table:table-cell table:style-name="ce53" office:value-type="float" office:value="1">
                <text:p>1</text:p>
              </table:table-cell>
              <table:table-cell table:style-name="ce53"/>
              <table:table-cell table:style-name="ce53" office:value-type="float" office:value="2">
                <text:p>2</text:p>
              </table:table-cell>
              <table:table-cell table:number-columns-repeated="2" table:style-name="ce53"/>
              <table:table-cell table:style-name="ce53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50" office:value-type="date" office:date-value="2018-04-27">
                <text:p>27.04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9">
                <text:p>9</text:p>
              </table:table-cell>
              <table:table-cell table:style-name="ce55" office:value-type="float" office:value="1">
                <text:p>1</text:p>
              </table:table-cell>
              <table:table-cell table:number-columns-repeated="3" table:style-name="ce55"/>
              <table:table-cell table:style-name="ce55" office:value-type="float" office:value="0.5">
                <text:p>0,5</text:p>
              </table:table-cell>
              <table:table-cell table:style-name="ce55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28">
                <text:p>28.04.18</text:p>
              </table:table-cell>
              <table:table-cell table:number-columns-repeated="2" table:style-name="ce53" office:value-type="float" office:value="1">
                <text:p>1</text:p>
              </table:table-cell>
              <table:table-cell table:style-name="ce53" office:value-type="float" office:value="5">
                <text:p>5</text:p>
              </table:table-cell>
              <table:table-cell table:style-name="ce53" office:value-type="float" office:value="1">
                <text:p>1</text:p>
              </table:table-cell>
              <table:table-cell table:number-columns-repeated="2" table:style-name="ce53"/>
              <table:table-cell table:style-name="ce53" office:value-type="float" office:value="1">
                <text:p>1</text:p>
              </table:table-cell>
              <table:table-cell table:style-name="ce53"/>
              <table:table-cell table:style-name="ce53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6">
            <table:table-cell table:style-name="ce48" office:value-type="string">
              <text:p>Неделя</text:p>
            </table:table-cell>
            <table:table-cell table:style-name="ce48" table:formula="of:== ([.B28] + [.B29] + [.B30] + [.B31] + [.B32] + [.B33]) / 6" office:value-type="float" office:value="0.833333333333333">
              <text:p>0,83</text:p>
            </table:table-cell>
            <table:table-cell table:style-name="ce48" table:formula="of:== ([.C28] + [.C29] + [.C30] + [.C31] + [.C32] + [.C33]) / 6" office:value-type="float" office:value="1">
              <text:p>1</text:p>
            </table:table-cell>
            <table:table-cell table:style-name="ce48" table:formula="of:== ([.D28] + [.D29] + [.D30] + [.D31] + [.D32] + [.D33]) / 6" office:value-type="float" office:value="6.33333333333333">
              <text:p>6,33</text:p>
            </table:table-cell>
            <table:table-cell table:style-name="ce48" table:formula="of:== ([.E28] + [.E29] + [.E30] + [.E31] + [.E32] + [.E33]) / 6" office:value-type="float" office:value="0.916666666666667">
              <text:p>0,92</text:p>
            </table:table-cell>
            <table:table-cell table:style-name="ce48" table:formula="of:== ([.F28] + [.F29] + [.F30] + [.F31] + [.F32] + [.F33]) / 6" office:value-type="float" office:value="0.333333333333333">
              <text:p>0,33</text:p>
            </table:table-cell>
            <table:table-cell table:style-name="ce48" table:formula="of:== ([.G28] + [.G29] + [.G30] + [.G31] + [.G32] + [.G33]) / 6" office:value-type="float" office:value="0.333333333333333">
              <text:p>0,33</text:p>
            </table:table-cell>
            <table:table-cell table:style-name="ce48" table:formula="of:== ([.H28] + [.H29] + [.H30] + [.H31] + [.H32] + [.H33]) / 6" office:value-type="float" office:value="0.333333333333333">
              <text:p>0,33</text:p>
            </table:table-cell>
            <table:table-cell table:style-name="ce48" table:formula="of:== ([.I28] + [.I29] + [.I30] + [.I31] + [.I32] + [.I33]) / 6" office:value-type="float" office:value="0.25">
              <text:p>0,25</text:p>
            </table:table-cell>
            <table:table-cell table:style-name="ce48" table:formula="of:== ([.J28] + [.J29] + [.J30] + [.J31] + [.J32] + [.J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10">
          <table:table-cell table:style-name="ce51" office:value-type="string">
            <text:p>Апрель</text:p>
          </table:table-cell>
          <table:table-cell table:style-name="ce51" table:formula="of:= ([.B15]+[.B21]+[.B27]+[.B34])/4" office:value-type="float" office:value="0.908333333333333">
            <text:p>0,91</text:p>
          </table:table-cell>
          <table:table-cell table:style-name="ce51" table:formula="of:= ([.C15]+[.C21]+[.C27]+[.C34])/4" office:value-type="float" office:value="1">
            <text:p>1</text:p>
          </table:table-cell>
          <table:table-cell table:style-name="ce51" table:formula="of:= ([.D15]+[.D21]+[.D27]+[.D34])/4" office:value-type="float" office:value="4.68333333333333">
            <text:p>4,68</text:p>
          </table:table-cell>
          <table:table-cell table:style-name="ce51" table:formula="of:= ([.E15]+[.E21]+[.E27]+[.E34])/4" office:value-type="float" office:value="0.229166666666667">
            <text:p>0,23</text:p>
          </table:table-cell>
          <table:table-cell table:style-name="ce51" table:formula="of:= ([.F15]+[.F21]+[.F27]+[.F34])/4" office:value-type="float" office:value="1.73333333333333">
            <text:p>1,73</text:p>
          </table:table-cell>
          <table:table-cell table:style-name="ce51" table:formula="of:= ([.G15]+[.G21]+[.G27]+[.G34])/4" office:value-type="float" office:value="0.283333333333333">
            <text:p>0,28</text:p>
          </table:table-cell>
          <table:table-cell table:style-name="ce51" table:formula="of:= ([.H15]+[.H21]+[.H27]+[.H34])/4" office:value-type="float" office:value="0.583333333333333">
            <text:p>0,58</text:p>
          </table:table-cell>
          <table:table-cell table:style-name="ce51" table:formula="of:= ([.I15]+[.I21]+[.I27]+[.I34])/4" office:value-type="float" office:value="0.5125">
            <text:p>0,51</text:p>
          </table:table-cell>
          <table:table-cell table:style-name="ce51" table:formula="of:= ([.J15]+[.J21]+[.J27]+[.J34])/4" office:value-type="float" office:value="9.93333333333333">
            <text:p>9,93</text:p>
          </table:table-cell>
          <table:table-cell table:number-columns-repeated="3"/>
        </table:table-row>
        <table:table-row table:style-name="ro1">
          <table:table-cell table:style-name="ce44" office:value-type="date" office:date-value="2018-05-07">
            <text:p>07.05.18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1.5">
            <text:p>1,5</text:p>
          </table:table-cell>
          <table:table-cell table:style-name="ce22" office:value-type="float" office:value="0.75">
            <text:p>0,75</text:p>
          </table:table-cell>
          <table:table-cell table:number-columns-repeated="2" table:style-name="ce22"/>
          <table:table-cell table:style-name="ce22" office:value-type="float" office:value="0.75">
            <text:p>0,75</text:p>
          </table:table-cell>
          <table:table-cell table:style-name="ce22" table:formula="of:= [.B36] + [.C36] + [.D36] + [.E36] + [.F36] + [.G36] + [.H36] + [.I36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 table:number-rows-repeated="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32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7" office:value-type="string">
            <text:p>Наименование</text:p>
          </table:table-cell>
          <table:table-cell table:style-name="ce27" office:value-type="string">
            <text:p>Всего</text:p>
          </table:table-cell>
          <table:table-cell table:style-name="ce27" office:value-type="string">
            <text:p>Выполнено</text:p>
          </table:table-cell>
          <table:table-cell table:style-name="ce27" office:value-type="string">
            <text:p>%</text:p>
          </table:table-cell>
          <table:table-cell table:style-name="ce27" office:value-type="string">
            <text:p>Пункт 1</text:p>
          </table:table-cell>
          <table:table-cell table:style-name="ce27" office:value-type="string">
            <text:p>Пункт 2</text:p>
          </table:table-cell>
          <table:table-cell table:style-name="ce27" office:value-type="string">
            <text:p>Пункт 3</text:p>
          </table:table-cell>
          <table:table-cell table:style-name="ce27" office:value-type="string">
            <text:p>Пункт 4</text:p>
          </table:table-cell>
          <table:table-cell table:style-name="ce27" office:value-type="string">
            <text:p>Пункт 5</text:p>
          </table:table-cell>
          <table:table-cell table:style-name="ce27" office:value-type="string">
            <text:p>Пункт 6</text:p>
          </table:table-cell>
          <table:table-cell table:style-name="ce27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8" office:value-type="string">
            <text:p>English (Видеоуроки)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5">
            <text:p>15</text:p>
          </table:table-cell>
          <table:table-cell table:style-name="ce28" table:formula="of:= ([.C12]/[.B12])*100" office:value-type="float" office:value="93.75">
            <text:p>93,75</text:p>
          </table:table-cell>
          <table:table-cell table:style-name="ce28" table:number-columns-repeated="7"/>
          <table:table-cell/>
        </table:table-row>
        <table:table-row table:style-name="ro7">
          <table:table-cell table:style-name="ce28" office:value-type="string">
            <text:p>Спорт 60 – 80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78">
            <text:p>78</text:p>
          </table:table-cell>
          <table:table-cell table:style-name="ce28" office:value-type="string">
            <text:p>&gt;10% <text:s/>&lt;25%</text:p>
          </table:table-cell>
          <table:table-cell table:style-name="ce33" office:value-type="string">
            <text:p>60 – 63 <text:s/>= 0/10%</text:p>
          </table:table-cell>
          <table:table-cell table:style-name="ce34" office:value-type="string">
            <text:p>64 – 67 = 10/25%</text:p>
          </table:table-cell>
          <table:table-cell table:style-name="ce34" office:value-type="string">
            <text:p>68 – 70 = 25/45%</text:p>
          </table:table-cell>
          <table:table-cell table:style-name="ce34" office:value-type="string">
            <text:p>71 – 73 = 45/65%</text:p>
          </table:table-cell>
          <table:table-cell table:style-name="ce34" office:value-type="string">
            <text:p>74 – 76 = 65/85%</text:p>
          </table:table-cell>
          <table:table-cell table:style-name="ce34" office:value-type="string">
            <text:p>77 – 80 = 85/100%</text:p>
          </table:table-cell>
          <table:table-cell table:style-name="ce34"/>
          <table:table-cell table:style-name="ce35"/>
        </table:table-row>
        <table:table-row table:style-name="ro1">
          <table:table-cell table:style-name="ce29" office:value-type="string">
            <text:p>Скидки</text:p>
          </table:table-cell>
          <table:table-cell table:number-columns-repeated="2" table:style-name="ce29" office:value-type="float" office:value="100">
            <text:p>100</text:p>
          </table:table-cell>
          <table:table-cell table:style-name="ce29" table:formula="of:= ([.C14]/[.B14])*100" office:value-type="float" office:value="100">
            <text:p>100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30" office:value-type="string">
            <text:p>Алгоритмы Кормен</text:p>
          </table:table-cell>
          <table:table-cell table:style-name="ce30" office:value-type="float" office:value="208">
            <text:p>208</text:p>
          </table:table-cell>
          <table:table-cell table:style-name="ce30" office:value-type="float" office:value="99">
            <text:p>99</text:p>
          </table:table-cell>
          <table:table-cell table:style-name="ce30" table:formula="of:= ([.C15]/[.B15])*100" office:value-type="float" office:value="47.5961538461539">
            <text:p>47,6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9" office:value-type="string">
            <text:p>Пакеты</text:p>
          </table:table-cell>
          <table:table-cell table:number-columns-repeated="2" table:style-name="ce29" office:value-type="float" office:value="100">
            <text:p>100</text:p>
          </table:table-cell>
          <table:table-cell table:style-name="ce29" table:formula="of:= ([.C16]/[.B16])*100" office:value-type="float" office:value="100">
            <text:p>100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8" office:value-type="string">
            <text:p>Загрузка Албрехт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98">
            <text:p>98</text:p>
          </table:table-cell>
          <table:table-cell table:style-name="ce28" table:formula="of:= ([.C17]/[.B17])*100" office:value-type="float" office:value="98">
            <text:p>98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31" office:value-type="string">
            <text:p>Программист – фанатик</text:p>
          </table:table-cell>
          <table:table-cell table:style-name="ce31" office:value-type="float" office:value="174">
            <text:p>174</text:p>
          </table:table-cell>
          <table:table-cell table:style-name="ce31" office:value-type="float" office:value="124">
            <text:p>124</text:p>
          </table:table-cell>
          <table:table-cell table:style-name="ce31" table:formula="of:= ([.C18]/[.B18])*100" office:value-type="float" office:value="71.264367816092">
            <text:p>71,26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0" office:value-type="string">
            <text:p>Кормен практика</text:p>
          </table:table-cell>
          <table:table-cell table:number-columns-repeated="2" table:style-name="ce20"/>
          <table:table-cell table:style-name="ce20" table:formula="of:= ([.C19]/[.B19])*100" office:value-type="float" office:value="0">
            <text:p>#ДЕЛ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2" office:value-type="string">
            <text:p>Скидки 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">
            <text:p>10</text:p>
          </table:table-cell>
          <table:table-cell table:style-name="ce22" table:formula="of:= ([.C20]/[.B20])*100" office:value-type="float" office:value="10">
            <text:p>10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6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1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5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6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7" office:value-type="string">
            <text:p>Наименование</text:p>
          </table:table-cell>
          <table:table-cell table:style-name="ce27" office:value-type="string">
            <text:p>Всего</text:p>
          </table:table-cell>
          <table:table-cell table:style-name="ce27" office:value-type="string">
            <text:p>Выполнено</text:p>
          </table:table-cell>
          <table:table-cell table:style-name="ce27" office:value-type="string">
            <text:p>%</text:p>
          </table:table-cell>
          <table:table-cell table:style-name="ce27" office:value-type="string">
            <text:p>Пункт 1</text:p>
          </table:table-cell>
          <table:table-cell table:style-name="ce27" office:value-type="string">
            <text:p>Пункт 2</text:p>
          </table:table-cell>
          <table:table-cell table:style-name="ce27" office:value-type="string">
            <text:p>Пункт 3</text:p>
          </table:table-cell>
          <table:table-cell table:style-name="ce27" office:value-type="string">
            <text:p>Пункт 4</text:p>
          </table:table-cell>
          <table:table-cell table:style-name="ce27" office:value-type="string">
            <text:p>Пункт 5</text:p>
          </table:table-cell>
          <table:table-cell table:style-name="ce27" office:value-type="string">
            <text:p>Пункт 6</text:p>
          </table:table-cell>
          <table:table-cell table:style-name="ce27" office:value-type="string">
            <text:p>Пункт 7</text:p>
          </table:table-cell>
          <table:table-cell table:style-name="ce27" office:value-type="string">
            <text:p>Пункт 8</text:p>
          </table:table-cell>
          <table:table-cell table:style-name="ce27" office:value-type="string">
            <text:p>Пункт 9</text:p>
          </table:table-cell>
          <table:table-cell table:style-name="ce27" office:value-type="string">
            <text:p>Пункт 10</text:p>
          </table:table-cell>
        </table:table-row>
        <table:table-row table:style-name="ro1">
          <table:table-cell table:style-name="ce22" office:value-type="string">
            <text:p>English</text:p>
          </table:table-cell>
          <table:table-cell table:style-name="ce22"/>
          <table:table-cell table:style-name="ce22" office:value-type="string">
            <text:p>Pre – intermediate</text:p>
          </table:table-cell>
          <table:table-cell table:style-name="ce22"/>
          <table:table-cell table:style-name="ce22" office:value-type="string">
            <text:p>Elementary</text:p>
          </table:table-cell>
          <table:table-cell table:style-name="ce22" office:value-type="string">
            <text:p>Pre – intermediate</text:p>
          </table:table-cell>
          <table:table-cell table:style-name="ce22" office:value-type="string">
            <text:p>Intermediate</text:p>
          </table:table-cell>
          <table:table-cell table:style-name="ce22" office:value-type="string">
            <text:p>Upper – Intermediate</text:p>
          </table:table-cell>
          <table:table-cell table:style-name="ce22" office:value-type="string">
            <text:p>Advanced</text:p>
          </table:table-cell>
          <table:table-cell table:style-name="ce22" office:value-type="string">
            <text:p>Proficient</text:p>
          </table:table-cell>
          <table:table-cell table:style-name="ce22" table:number-columns-repeated="4"/>
        </table:table-row>
        <table:table-row table:style-name="ro8">
          <table:table-cell table:style-name="ce22" office:value-type="string">
            <text:p>Спорт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78">
            <text:p>78</text:p>
          </table:table-cell>
          <table:table-cell table:style-name="ce22" office:value-type="string">
            <text:p>&gt;10% <text:s/>&lt;25%</text:p>
          </table:table-cell>
          <table:table-cell table:style-name="ce37" office:value-type="string">
            <text:p>До 60 <text:s/>= 0/10%</text:p>
          </table:table-cell>
          <table:table-cell table:style-name="ce34" office:value-type="string">
            <text:p>60 – 80 = 10/25%</text:p>
          </table:table-cell>
          <table:table-cell table:style-name="ce39" office:value-type="string">
            <text:p>80 – 100 = 25/45%</text:p>
          </table:table-cell>
          <table:table-cell table:style-name="ce39" office:value-type="string">
            <text:p>100 – 120 = 45/65%</text:p>
          </table:table-cell>
          <table:table-cell table:style-name="ce39" office:value-type="string">
            <text:p>120 – 150 = 65/100%</text:p>
          </table:table-cell>
          <table:table-cell table:style-name="ce39" office:value-type="string">
            <text:p>150 – 180 = 85/100%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">
            <text:p>13</text:p>
          </table:table-cell>
          <table:table-cell table:style-name="ce2" table:formula="of:= ([.C11] / [.B11]) * 100" office:value-type="float" office:value="13">
            <text:p>13</text:p>
          </table:table-cell>
          <table:table-cell table:style-name="ce38" office:value-type="string">
            <text:p>Head first 10%</text:p>
          </table:table-cell>
          <table:table-cell table:style-name="ce2" office:value-type="string">
            <text:p>Паттерны 15% (3)</text:p>
          </table:table-cell>
          <table:table-cell table:style-name="ce1" office:value-type="string">
            <text:p>Spring <text:s/>10%</text:p>
          </table:table-cell>
          <table:table-cell table:style-name="ce1" office:value-type="string">
            <text:p>Сервлеты 10%</text:p>
          </table:table-cell>
          <table:table-cell table:style-name="ce1" office:value-type="string">
            <text:p>Hibernate 10%</text:p>
          </table:table-cell>
          <table:table-cell table:style-name="ce1" office:value-type="string">
            <text:p>Concurrency 10%</text:p>
          </table:table-cell>
          <table:table-cell table:style-name="ce1" office:value-type="string">
            <text:p>Maven 5%</text:p>
          </table:table-cell>
          <table:table-cell table:style-name="ce1" office:value-type="string">
            <text:p>Шилдт java 8 15%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ndroid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Head first 20%</text:p>
          </table:table-cell>
          <table:table-cell table:style-name="ce1" table:number-columns-repeated="9"/>
        </table:table-row>
        <table:table-row table:style-name="ro1">
          <table:table-cell table:style-name="ce2" office:value-type="string">
            <text:p>Доход</text:p>
          </table:table-cell>
          <table:table-cell table:style-name="ce2" office:value-type="float" office:value="200000">
            <text:p>200000</text:p>
          </table:table-cell>
          <table:table-cell table:style-name="ce2" office:value-type="float" office:value="35000">
            <text:p>35000</text:p>
          </table:table-cell>
          <table:table-cell table:style-name="ce2" table:formula="of:= ([.C13] / [.B13]) * 100" office:value-type="float" office:value="17.5">
            <text:p>17,5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>
            <text:p>Здоровье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style-name="ce1" table:formula="of:= ([.C14] / [.B14]) * 100" office:value-type="float" office:value="0">
            <text:p>0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Программирование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">
            <text:p>12</text:p>
          </table:table-cell>
          <table:table-cell table:style-name="ce2" table:formula="of:= ([.C15] / [.B15]) * 100" office:value-type="float" office:value="12">
            <text:p>12</text:p>
          </table:table-cell>
          <table:table-cell table:style-name="ce2" office:value-type="string">
            <text:p>Программист – фан 5%(3)</text:p>
          </table:table-cell>
          <table:table-cell table:style-name="ce2" office:value-type="string">
            <text:p>Clean code 20%</text:p>
          </table:table-cell>
          <table:table-cell table:style-name="ce2" office:value-type="string">
            <text:p>Алгоритмы 20% (9)</text:p>
          </table:table-cell>
          <table:table-cell table:style-name="ce2" office:value-type="string">
            <text:p>Карьера программиста 10%</text:p>
          </table:table-cell>
          <table:table-cell table:style-name="ce2" office:value-type="string">
            <text:p>Компиляторы 20%</text:p>
          </table:table-cell>
          <table:table-cell table:style-name="ce2" office:value-type="string">
            <text:p>Комп сети 10%</text:p>
          </table:table-cell>
          <table:table-cell table:style-name="ce2" office:value-type="string">
            <text:p>Алгоритмы <text:s/>Род стивенс (10%)</text:p>
          </table:table-cell>
          <table:table-cell table:style-name="ce2" office:value-type="string">
            <text:p>Программист – праг 5%</text:p>
          </table:table-cell>
          <table:table-cell table:style-name="ce2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8.05.2018</text:date>, <text:time>00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6H17M59S</meta:editing-duration>
    <meta:editing-cycles>195</meta:editing-cycles>
    <meta:generator>OpenOffice/4.1.2$Win32 OpenOffice.org_project/412m3$Build-9782</meta:generator>
    <dc:date>2018-05-08T00:39:40.02</dc:date>
    <meta:document-statistic meta:table-count="3" meta:cell-count="545" meta:object-count="0"/>
    <meta:user-defined meta:name="Info 1"/>
    <meta:user-defined meta:name="Info 2"/>
    <meta:user-defined meta:name="Info 3"/>
    <meta:user-defined meta:name="Info 4"/>
  </office:meta>
</office:document-meta>
</file>